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3.2125in" style:rel-column-width="23*"/>
    </style:style>
    <style:style style:name="Table1.A1" style:family="table-cell">
      <style:table-cell-properties fo:padding="0.0625in" fo:border-left="none" fo:border-right="none" fo:border-top="0.0007in solid #000000" fo:border-bottom="0.0007in solid #000000"/>
    </style:style>
    <style:style style:name="Table1.A3" style:family="table-cell">
      <style:table-cell-properties fo:padding="0.0625in" fo:border-left="none" fo:border-right="none" fo:border-top="0.0007in solid #000000" fo:border-bottom="none"/>
    </style:style>
    <style:style style:name="Table1.A4" style:family="table-cell">
      <style:table-cell-properties fo:padding="0.0625in" fo:border-left="none" fo:border-right="none" fo:border-top="none" fo:border-bottom="0.0007in solid #000000"/>
    </style:style>
    <style:style style:name="Table2" style:family="table">
      <style:table-properties style:width="6.425in" style:rel-width="96%" fo:margin-top="0in" fo:margin-bottom="0.0785in" table:align="center"/>
    </style:style>
    <style:style style:name="Table2.A" style:family="table-column">
      <style:table-column-properties style:column-width="3.2125in" style:rel-column-width="23*"/>
    </style:style>
    <style:style style:name="Table2.A1" style:family="table-cell">
      <style:table-cell-properties fo:padding="0.0625in" fo:border-left="none" fo:border-right="none" fo:border-top="0.0007in solid #000000" fo:border-bottom="0.0007in solid #000000"/>
    </style:style>
    <style:style style:name="Table2.A2" style:family="table-cell">
      <style:table-cell-properties fo:padding="0.0625in" fo:border-left="none" fo:border-right="none" fo:border-top="0.0007in solid #000000" fo:border-bottom="none"/>
    </style:style>
    <style:style style:name="Table2.A3" style:family="table-cell">
      <style:table-cell-properties style:vertical-align="top" fo:padding="0.0625in" fo:border="none"/>
    </style:style>
    <style:style style:name="Table2.A9" style:family="table-cell">
      <style:table-cell-properties fo:padding="0.0625in" fo:border-left="none"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_5f_20_5f_1_5f_unnumbered">
      <style:text-properties fo:font-size="14pt" style:font-size-asian="14pt" style:font-size-complex="14pt"/>
    </style:style>
    <style:style style:name="P3" style:family="paragraph" style:parent-style-name="Heading_5f_20_5f_2_5f_unnumbered">
      <style:text-properties fo:font-size="14pt" style:font-size-asian="14pt" style:font-size-complex="14pt"/>
    </style:style>
    <style:style style:name="P4" style:family="paragraph" style:parent-style-name="OrgSubtitle">
      <style:text-properties fo:font-size="14pt" style:font-size-asian="14pt" style:font-size-complex="14pt"/>
    </style:style>
    <style:style style:name="P5" style:family="paragraph" style:parent-style-name="OrgTitle">
      <style:text-properties fo:font-size="14pt" style:font-size-asian="14pt" style:font-size-complex="14pt"/>
    </style:style>
    <style:style style:name="P6" style:family="paragraph" style:parent-style-name="OrgTableHeadingLeft">
      <style:text-properties fo:font-size="14pt" style:font-size-asian="14pt" style:font-size-complex="14pt"/>
    </style:style>
    <style:style style:name="P7" style:family="paragraph" style:parent-style-name="OrgTableContentsLeft">
      <style:text-properties fo:font-size="14pt" style:font-size-asian="14pt" style:font-size-complex="14pt"/>
    </style:style>
    <style:style style:name="P8" style:family="paragraph" style:parent-style-name="OrgFixedWidthBlock">
      <style:text-properties fo:font-size="14pt" style:font-size-asian="14pt" style:font-size-complex="14pt"/>
    </style:style>
    <style:style style:name="P9" style:family="paragraph" style:parent-style-name="OrgFixedWidthBlock" style:list-style-name="OrgBulletedList">
      <style:text-properties fo:font-size="14pt" style:font-size-asian="14pt" style:font-size-complex="14pt"/>
    </style:style>
    <style:style style:name="P10" style:family="paragraph" style:parent-style-name="OrgFixedWidthBlockLastLine">
      <style:text-properties fo:font-size="14pt" style:font-size-asian="14pt" style:font-size-complex="14pt"/>
    </style:style>
    <style:style style:name="P11" style:family="paragraph" style:parent-style-name="OrgFixedWidthBlockLastLine" style:list-style-name="OrgBulletedList">
      <style:text-properties fo:font-size="14pt" style:font-size-asian="14pt" style:font-size-complex="14pt"/>
    </style:style>
    <style:style style:name="P12" style:family="paragraph" style:parent-style-name="OrgTableHeadingRight">
      <style:text-properties fo:font-size="14pt" style:font-size-asian="14pt" style:font-size-complex="14pt"/>
    </style:style>
    <style:style style:name="P13" style:family="paragraph" style:parent-style-name="OrgTableContentsRight">
      <style:text-properties fo:font-size="14pt" style:font-size-asian="14pt" style:font-size-complex="14pt"/>
    </style:style>
    <style:style style:name="P14" style:family="paragraph" style:parent-style-name="Text_20_body" style:list-style-name="OrgBulletedList"/>
    <style:style style:name="P15" style:family="paragraph" style:parent-style-name="Text_20_body">
      <style:text-properties fo:font-size="14pt" style:font-size-asian="14pt" style:font-size-complex="14pt"/>
    </style:style>
    <style:style style:name="P16" style:family="paragraph" style:parent-style-name="Text_20_body" style:list-style-name="OrgBulletedList">
      <style:text-properties fo:font-size="14pt" style:font-size-asian="14pt" style:font-size-complex="14pt"/>
    </style:style>
    <style:style style:name="T1" style:family="text">
      <style:text-properties fo:font-size="14pt" style:font-size-asian="14pt" style:font-size-complex="14pt"/>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5"><text:title>Agenda</text:title></text:p>
      <text:p text:style-name="P4"><text:user-defined style:data-style-name="N0" text:name="subtitle">Agenda OS420 Operating Systems CSC 420</text:user-defined> </text:p>
      <text:p text:style-name="P4"><text:initial-creator>Marcus Birkenkrahe</text:initial-creator></text:p>
      <text:p text:style-name="P4"/>
      <text:h text:style-name="P2" text:outline-level="1"><text:bookmark-start text:name="OrgXref.org16e5351"/><text:bookmark text:name="org16e5351"/>w4s7 (02/01/22) <text:bookmark-end text:name="OrgXref.org16e5351"/></text:h>
      <text:h text:style-name="P3" text:outline-level="2"><text:bookmark-start text:name="OrgXref.org056f2d9"/><text:bookmark text:name="org056f2d9"/>Overview <text:bookmark-end text:name="OrgXref.org056f2d9"/></text:h>
      <text:section text:style-name="Sect1" text:name="Section1">
        <table:table table:name="Table1" table:style-name="Table1">
          <table:table-column table:style-name="Table1.A" table:number-columns-repeated="2"/>
          <table:table-header-rows>
            <table:table-row>
              <table:table-cell table:style-name="Table1.A1" office:value-type="string">
                <text:p text:style-name="P6">HOW</text:p>
              </table:table-cell>
              <table:table-cell table:style-name="Table1.A1" office:value-type="string">
                <text:p text:style-name="P6">WHAT</text:p>
              </table:table-cell>
            </table:table-row>
          </table:table-header-rows>
          <table:table-row>
            <table:table-cell table:style-name="Table1.A1" office:value-type="string">
              <text:p text:style-name="P7">Review</text:p>
            </table:table-cell>
            <table:table-cell table:style-name="Table1.A1" office:value-type="string">
              <text:p text:style-name="P7">Quiz 3: file and folders / Installing Raspbian</text:p>
            </table:table-cell>
          </table:table-row>
          <table:table-row>
            <table:table-cell table:style-name="Table1.A3" office:value-type="string">
              <text:p text:style-name="P7">Lecture</text:p>
            </table:table-cell>
            <table:table-cell table:style-name="Table1.A3" office:value-type="string">
              <text:p text:style-name="P7">Raspberry Pi - the hardware &amp; the history</text:p>
            </table:table-cell>
          </table:table-row>
          <table:table-row>
            <table:table-cell table:style-name="Table1.A4" office:value-type="string">
              <text:p text:style-name="P7">FAQ</text:p>
            </table:table-cell>
            <table:table-cell table:style-name="Table1.A4" office:value-type="string">
              <text:p text:style-name="P7">Should you upgrade your Operating System?</text:p>
            </table:table-cell>
          </table:table-row>
          <table:table-row>
            <table:table-cell table:style-name="Table1.A3" office:value-type="string">
              <text:p text:style-name="P7">Pi Practice</text:p>
            </table:table-cell>
            <table:table-cell table:style-name="Table1.A3" office:value-type="string">
              <text:p text:style-name="P7">Understanding the shell</text:p>
            </table:table-cell>
          </table:table-row>
          <table:table-row>
            <table:table-cell table:style-name="Table1.A4" office:value-type="string">
              <text:p text:style-name="P7"/>
            </table:table-cell>
            <table:table-cell table:style-name="Table1.A4" office:value-type="string">
              <text:p text:style-name="P7">Understanding and navigating the file system</text:p>
            </table:table-cell>
          </table:table-row>
        </table:table>
      </text:section>
      <text:h text:style-name="P3" text:outline-level="2"><text:bookmark-start text:name="OrgXref.org32c3f97"/><text:bookmark text:name="org32c3f97"/>Objectives <text:bookmark-end text:name="OrgXref.org32c3f97"/></text:h>
      <text:list xml:id="list6414862132535769703" text:style-name="OrgBulletedList">
        <text:list-item>
          <text:p text:style-name="P14"><text:span text:style-name="OrgCode"><text:span text:style-name="T1">[ ] </text:span></text:span><text:span text:style-name="T1">Review Introduction to the shell - Files and folders (Quiz 3) </text:span></text:p>
        </text:list-item>
        <text:list-item>
          <text:p text:style-name="P14"><text:span text:style-name="OrgCode"><text:span text:style-name="T1">[ ] </text:span></text:span><text:span text:style-name="T1">Getting OS release information </text:span></text:p>
        </text:list-item>
        <text:list-item>
          <text:p text:style-name="P14"><text:span text:style-name="OrgCode"><text:span text:style-name="T1">[ ] </text:span></text:span><text:span text:style-name="T1">Understand the shell(s) - Unix man pages </text:span></text:p>
        </text:list-item>
        <text:list-item>
          <text:p text:style-name="P14"><text:span text:style-name="OrgCode"><text:span text:style-name="T1">[ ] </text:span></text:span><text:span text:style-name="T1">Understand the Linux file tree </text:span></text:p>
        </text:list-item>
      </text:list>
      <text:h text:style-name="P3" text:outline-level="2"><text:bookmark-start text:name="OrgXref.orge758acb"/><text:bookmark text:name="orge758acb"/>Setting up the Linux boxes (almost every session) <text:bookmark-end text:name="OrgXref.orge758acb"/></text:h>
      <text:p text:style-name="P15">This is something you can do as soon as you arrive: </text:p>
      <text:list xml:id="list28784447" text:style-name="OrgBulletedList">
        <text:list-item>
          <text:p text:style-name="P16">Take out the [Raspberry] Pi </text:p>
        </text:list-item>
        <text:list-item>
          <text:p text:style-name="P16">Connect the HDMI from the KVM switch to the Pi </text:p>
        </text:list-item>
        <text:list-item>
          <text:p text:style-name="P16">Plug in the power charger under the desk </text:p>
        </text:list-item>
        <text:list-item>
          <text:p text:style-name="P16">Connect the mini-USB of the power charger to the Pi </text:p>
        </text:list-item>
        <text:list-item>
          <text:p text:style-name="P16">Press the button on the KVM switch (color changes to green) </text:p>
        </text:list-item>
        <text:list-item>
          <text:p text:style-name="P14"><text:soft-page-break/><text:span text:style-name="T1">The system should boot straight to console with autologin as user </text:span><text:span text:style-name="OrgCode"><text:span text:style-name="T1">pi</text:span></text:span><text:span text:style-name="T1"> </text:span></text:p>
        </text:list-item>
      </text:list>
      <text:p text:style-name="P15">The Ethernet cable is not usually needed except for installations and for updates and upgrades. </text:p>
      <text:p text:style-name="P15">For the Pi400, the setup is slightly different because the Pi4 has a mini-HDMI connector. </text:p>
      <text:h text:style-name="P3" text:outline-level="2"><text:bookmark-start text:name="OrgXref.org39b6faa"/><text:bookmark text:name="org39b6faa"/>Understanding the shell <text:bookmark-end text:name="OrgXref.org39b6faa"/></text:h>
      <text:p text:style-name="Quotations"><text:span text:style-name="T1">"Typing commands instead of clicking and dragging may seem clumsy at first, but as you will see, once you start spelling out what you want the computer to do, you can </text:span><text:span text:style-name="Bold"><text:span text:style-name="T1">combine</text:span></text:span><text:span text:style-name="T1"> old commands to create new ones and </text:span><text:span text:style-name="Bold"><text:span text:style-name="T1">automate</text:span></text:span><text:span text:style-name="T1"> repetitive operations with just a few keystrokes." (Shotts, 2019) </text:span></text:p>
      <text:list xml:id="list28788701" text:style-name="OrgBulletedList">
        <text:list-item>
          <text:p text:style-name="P16">The shell is just another program to pass keyboard commands to the OS </text:p>
        </text:list-item>
        <text:list-item>
          <text:p text:style-name="P14"><text:span text:style-name="T1">On the desktop GUI, the shell is emulated (an X Windows program connects to it and interpretes key strokes, just like </text:span><text:span text:style-name="OrgCode"><text:span text:style-name="T1">eshell</text:span></text:span><text:span text:style-name="T1"> on Emacs) </text:span></text:p>
        </text:list-item>
        <text:list-item>
          <text:p text:style-name="P14"><text:span text:style-name="T1">The original shell is the Bourne Shell (</text:span><text:span text:style-name="OrgCode"><text:span text:style-name="T1">/bin/shell</text:span></text:span><text:span text:style-name="T1">). </text:span></text:p>
        </text:list-item>
        <text:list-item>
          <text:p text:style-name="P14"><text:span text:style-name="T1">Linux uses an enhanced Bourne Shell, the Bourne-Again SHell </text:span><text:span text:style-name="OrgCode"><text:span text:style-name="T1">bash</text:span></text:span><text:span text:style-name="T1">. </text:span></text:p>
        </text:list-item>
        <text:list-item>
          <text:p text:style-name="P14"><text:span text:style-name="T1">Look up the man page for </text:span><text:span text:style-name="OrgCode"><text:span text:style-name="T1">bash</text:span></text:span><text:span text:style-name="T1"> with the command </text:span><text:span text:style-name="OrgCode"><text:span text:style-name="T1">man bash</text:span></text:span><text:span text:style-name="T1"><text:note text:id="ftn1" text:note-class="footnote"><text:note-citation>1</text:note-citation><text:note-body><text:p text:style-name="Footnote">Unix manual pages are formatted with <text:span text:style-name="OrgCode">troff</text:span>, the Unix "typsetter roff", a document processing system. "roff" stands for "I'll run off a document". </text:p></text:note-body></text:note></text:span><text:span text:style-name="T1">. </text:span></text:p>
        </text:list-item>
        <text:list-item>
          <text:p text:style-name="P14"><text:span text:style-name="T1">To get out, press </text:span><text:span text:style-name="OrgCode"><text:span text:style-name="T1">q</text:span></text:span><text:span text:style-name="T1"> </text:span></text:p>
        </text:list-item>
        <text:list-item>
          <text:p text:style-name="P14"><text:span text:style-name="T1">There are many other shells, including: </text:span><text:span text:style-name="OrgCode"><text:span text:style-name="T1">ksh</text:span></text:span><text:span text:style-name="T1"> (Korn shell), </text:span><text:span text:style-name="OrgCode"><text:span text:style-name="T1">csh</text:span></text:span><text:span text:style-name="T1"> (C shell), </text:span><text:span text:style-name="OrgCode"><text:span text:style-name="T1">zsh</text:span></text:span><text:span text:style-name="T1"> (MacOS shell). </text:span></text:p>
        </text:list-item>
        <text:list-item>
          <text:p text:style-name="P16">Different shells differ in editing styles (command line editing), scripting abilities (e.g. closer to C), and process management functions (what you can do with CPU processes). </text:p>
        </text:list-item>
        <text:list-item>
          <text:p text:style-name="P14"><text:span text:style-name="T1">Emacs commands are Unix commands: </text:span><text:span text:style-name="OrgCode"><text:span text:style-name="T1">C-a</text:span></text:span><text:span text:style-name="T1">, </text:span><text:span text:style-name="OrgCode"><text:span text:style-name="T1">C-e</text:span></text:span><text:span text:style-name="T1"> etc. all work </text:span></text:p>
        </text:list-item>
        <text:list-item>
          <text:p text:style-name="P16">Some other shell commands to try: </text:p>
          <text:list>
            <text:list-item>
              <text:p text:style-name="P14"><text:span text:style-name="OrgCode"><text:span text:style-name="T1">history</text:span></text:span><text:span text:style-name="T1"> keeps the last 1000 commands or so. Commands are numbered. How can you repeat a command? </text:span></text:p>
            </text:list-item>
            <text:list-item>
              <text:p text:style-name="P14"><text:span text:style-name="OrgCode"><text:span text:style-name="T1">date</text:span></text:span><text:span text:style-name="T1"> and </text:span><text:span text:style-name="OrgCode"><text:span text:style-name="T1">cal</text:span></text:span><text:span text:style-name="T1"> time functions </text:span></text:p>
            </text:list-item>
            <text:list-item>
              <text:p text:style-name="P14"><text:span text:style-name="OrgCode"><text:span text:style-name="T1">df</text:span></text:span><text:span text:style-name="T1"> and </text:span><text:span text:style-name="OrgCode"><text:span text:style-name="T1">df -H</text:span></text:span><text:span text:style-name="T1"> (for humans) show the free disk space </text:span></text:p>
            </text:list-item>
            <text:list-item>
              <text:p text:style-name="P14"><text:span text:style-name="OrgCode"><text:span text:style-name="T1">free</text:span></text:span><text:span text:style-name="T1"> and </text:span><text:span text:style-name="OrgCode"><text:span text:style-name="T1">free -h</text:span></text:span><text:span text:style-name="T1"> (for humans) show the free memory </text:span></text:p>
            </text:list-item>
            <text:list-item>
              <text:p text:style-name="P14"><text:span text:style-name="OrgCode"><text:span text:style-name="T1">echo</text:span></text:span><text:span text:style-name="T1"> repeats back what you type - except when you use variables as arguments: </text:span></text:p>
            </text:list-item>
          </text:list>
        </text:list-item>
      </text:list>
      <text:p text:style-name="P8"><text:soft-page-break/>$ echo $PS1 # prompt path name</text:p>
      <text:p text:style-name="P8">$ echo $PS2 # prompt for inner shell (like SQLite or R)</text:p>
      <text:p text:style-name="P8">$ marcus = "me" # defining a variable</text:p>
      <text:p text:style-name="P8">$ echo marcus # this just returns the string "marcus"</text:p>
      <text:p text:style-name="P10">$ echo $marcus # returns "me"</text:p>
      <text:list xml:id="list28807542" text:style-name="OrgBulletedList">
        <text:list-item>
          <text:p text:style-name="P14"><text:span text:style-name="T1">A terminal shell session is ended with the </text:span><text:span text:style-name="OrgCode"><text:span text:style-name="T1">exit</text:span></text:span><text:span text:style-name="T1"> command. </text:span></text:p>
        </text:list-item>
      </text:list>
      <text:h text:style-name="P3" text:outline-level="2"><text:bookmark-start text:name="OrgXref.org33097b9"/><text:bookmark text:name="org33097b9"/>Unix manual pages <text:bookmark-end text:name="OrgXref.org33097b9"/></text:h>
      <text:list xml:id="list28776321" text:style-name="OrgBulletedList">
        <text:list-item>
          <text:p text:style-name="P16">Man pages are split into eight numbered sections: </text:p>
        </text:list-item>
      </text:list>
      <text:section text:style-name="Sect1" text:name="Section2">
        <table:table table:name="Table2" table:style-name="Table2">
          <table:table-column table:style-name="Table2.A" table:number-columns-repeated="2"/>
          <table:table-header-rows>
            <table:table-row>
              <table:table-cell table:style-name="Table2.A1" office:value-type="string">
                <text:p text:style-name="P12">Section</text:p>
              </table:table-cell>
              <table:table-cell table:style-name="Table2.A1" office:value-type="string">
                <text:p text:style-name="P6">Description</text:p>
              </table:table-cell>
            </table:table-row>
          </table:table-header-rows>
          <table:table-row>
            <table:table-cell table:style-name="Table2.A2" office:value-type="string">
              <text:p text:style-name="P13">1</text:p>
            </table:table-cell>
            <table:table-cell table:style-name="Table2.A2" office:value-type="string">
              <text:p text:style-name="P7">General commands</text:p>
            </table:table-cell>
          </table:table-row>
          <table:table-row>
            <table:table-cell table:style-name="Table2.A3" office:value-type="string">
              <text:p text:style-name="P13">2</text:p>
            </table:table-cell>
            <table:table-cell table:style-name="Table2.A3" office:value-type="string">
              <text:p text:style-name="P7">System calls</text:p>
            </table:table-cell>
          </table:table-row>
          <table:table-row>
            <table:table-cell table:style-name="Table2.A3" office:value-type="string">
              <text:p text:style-name="P13">3</text:p>
            </table:table-cell>
            <table:table-cell table:style-name="Table2.A3" office:value-type="string">
              <text:p text:style-name="P7">Library functions, covering in particular the C standard library</text:p>
            </table:table-cell>
          </table:table-row>
          <table:table-row>
            <table:table-cell table:style-name="Table2.A3" office:value-type="string">
              <text:p text:style-name="P13">4</text:p>
            </table:table-cell>
            <table:table-cell table:style-name="Table2.A3" office:value-type="string">
              <text:p text:style-name="P7">Special files (usually devices, those found in /dev) and drivers</text:p>
            </table:table-cell>
          </table:table-row>
          <table:table-row>
            <table:table-cell table:style-name="Table2.A3" office:value-type="string">
              <text:p text:style-name="P13">5</text:p>
            </table:table-cell>
            <table:table-cell table:style-name="Table2.A3" office:value-type="string">
              <text:p text:style-name="P7">File formats and conventions</text:p>
            </table:table-cell>
          </table:table-row>
          <table:table-row>
            <table:table-cell table:style-name="Table2.A3" office:value-type="string">
              <text:p text:style-name="P13">6</text:p>
            </table:table-cell>
            <table:table-cell table:style-name="Table2.A3" office:value-type="string">
              <text:p text:style-name="P7">Games and screensavers</text:p>
            </table:table-cell>
          </table:table-row>
          <table:table-row>
            <table:table-cell table:style-name="Table2.A3" office:value-type="string">
              <text:p text:style-name="P13">7</text:p>
            </table:table-cell>
            <table:table-cell table:style-name="Table2.A3" office:value-type="string">
              <text:p text:style-name="P7">Miscellaneous</text:p>
            </table:table-cell>
          </table:table-row>
          <table:table-row>
            <table:table-cell table:style-name="Table2.A9" office:value-type="string">
              <text:p text:style-name="P13">8</text:p>
            </table:table-cell>
            <table:table-cell table:style-name="Table2.A9" office:value-type="string">
              <text:p text:style-name="P7">System administration commands and daemons</text:p>
            </table:table-cell>
          </table:table-row>
        </table:table>
      </text:section>
      <text:p text:style-name="Quotations"><text:span text:style-name="T1">Example: look for the man page of </text:span><text:span text:style-name="OrgCode"><text:span text:style-name="T1">sshd</text:span></text:span><text:span text:style-name="T1">, the OpenSSH daemon. What does it do? (</text:span><text:a xlink:type="simple" xlink:href="https://bash.cyberciti.biz/guide/Daemons#List_of_service_daemons_for_Linux_and_Unix-like_systems" text:style-name="Internet_20_link" text:visited-style-name="Visited_20_Internet_20_Link"><text:span text:style-name="T1">Source</text:span></text:a><text:span text:style-name="T1">) </text:span></text:p>
      <text:h text:style-name="P3" text:outline-level="2"><text:bookmark-start text:name="OrgXref.org39a5532"/><text:bookmark text:name="org39a5532"/>Navigation and the file tree <text:bookmark-end text:name="OrgXref.org39a5532"/></text:h>
      <text:list xml:id="list28777806" text:style-name="OrgBulletedList">
        <text:list-item>
          <text:p text:style-name="P16">Files are organized in a hierarchical directory structure<text:note text:id="ftn2" text:note-class="footnote"><text:note-citation>2</text:note-citation><text:note-body><text:p text:style-name="Footnote">Windows likes to call directories 'folders' - another unnecessary dumbing down. A folder is just a container, but a directory (like the "telephone directory") has a data structure, an index, labels, and serves to search and find. Don't say "folder". </text:p></text:note-body></text:note> </text:p>
        </text:list-item>
        <text:list-item>
          <text:p text:style-name="P16">Imagine you stand somewhere inside an upside down tree: </text:p>
          <text:list>
            <text:list-item>
              <text:p text:style-name="P14"><text:span text:style-name="T1">the </text:span><text:span text:style-name="OrgCode"><text:span text:style-name="T1">pwd</text:span></text:span><text:span text:style-name="T1"> command tells you were you are </text:span></text:p>
            </text:list-item>
            <text:list-item>
              <text:p text:style-name="P14"><text:soft-page-break/><text:span text:style-name="T1">above you (towards the root) are </text:span><text:span text:style-name="Emphasis"><text:span text:style-name="T1">parent directories</text:span></text:span><text:span text:style-name="T1"> </text:span></text:p>
            </text:list-item>
            <text:list-item>
              <text:p text:style-name="P14"><text:span text:style-name="T1">below you (away from the root) are </text:span><text:span text:style-name="Emphasis"><text:span text:style-name="T1">child directories</text:span></text:span><text:span text:style-name="T1"> </text:span></text:p>
            </text:list-item>
            <text:list-item>
              <text:p text:style-name="P14"><text:span text:style-name="T1">At the top is the </text:span><text:span text:style-name="Emphasis"><text:span text:style-name="T1">root directory</text:span></text:span><text:span text:style-name="T1"> </text:span></text:p>
            </text:list-item>
          </text:list>
        </text:list-item>
        <text:list-item>
          <text:p text:style-name="P16">To see the tree visualized, install the package as super user: </text:p>
          <text:p text:style-name="P9">$ sudo apt install tree</text:p>
          <text:p text:style-name="P11">$ tree</text:p>
        </text:list-item>
        <text:list-item>
          <text:p text:style-name="P14"><text:span text:style-name="T1">To list files, use </text:span><text:span text:style-name="OrgCode"><text:span text:style-name="T1">ls</text:span></text:span><text:span text:style-name="T1">. It has many useful options. I usually use </text:span><text:span text:style-name="OrgCode"><text:span text:style-name="T1">ls -la</text:span></text:span><text:span text:style-name="T1"> to get a long, complete listing. This is also the standard </text:span><text:span text:style-name="OrgCode"><text:span text:style-name="T1">Dired</text:span></text:span><text:span text:style-name="T1"> setting in Emacs. </text:span></text:p>
        </text:list-item>
        <text:list-item>
          <text:p text:style-name="P14"><text:span text:style-name="T1">Compare </text:span><text:span text:style-name="OrgCode"><text:span text:style-name="T1">ls</text:span></text:span><text:span text:style-name="T1">, </text:span><text:span text:style-name="OrgCode"><text:span text:style-name="T1">ls -l</text:span></text:span><text:span text:style-name="T1">, </text:span><text:span text:style-name="OrgCode"><text:span text:style-name="T1">ls -la</text:span></text:span><text:span text:style-name="T1">, </text:span><text:span text:style-name="OrgCode"><text:span text:style-name="T1">ls -lF</text:span></text:span><text:span text:style-name="T1">, and </text:span><text:span text:style-name="OrgCode"><text:span text:style-name="T1">ls -laF</text:span></text:span><text:span text:style-name="T1"> </text:span></text:p>
        </text:list-item>
        <text:list-item>
          <text:p text:style-name="P16">Which command would show the top directories of the OS?<text:note text:id="ftn3" text:note-class="footnote"><text:note-citation>3</text:note-citation><text:note-body><text:p text:style-name="Footnote">Answer: <text:span text:style-name="OrgCode">ls /</text:span> - list the root directory. </text:p></text:note-body></text:note> </text:p>
        </text:list-item>
        <text:list-item>
          <text:p text:style-name="P14"><text:span text:style-name="T1">To create an empty file, use </text:span><text:span text:style-name="OrgCode"><text:span text:style-name="T1">touch</text:span></text:span><text:span text:style-name="T1">. </text:span></text:p>
        </text:list-item>
        <text:list-item>
          <text:p text:style-name="P14"><text:span text:style-name="T1">Create a file from the command line with </text:span><text:span text:style-name="OrgCode"><text:span text:style-name="T1">touch</text:span></text:span><text:span text:style-name="T1">. </text:span></text:p>
        </text:list-item>
        <text:list-item>
          <text:p text:style-name="P16">Filenames are character-sensitive. </text:p>
        </text:list-item>
        <text:list-item>
          <text:p text:style-name="P14"><text:span text:style-name="T1">Don't embed spaces in file names, replace them by </text:span><text:span text:style-name="OrgCode"><text:span text:style-name="T1">_</text:span></text:span><text:span text:style-name="T1"> </text:span></text:p>
        </text:list-item>
        <text:list-item>
          <text:p text:style-name="P16">Linux has no concept of file extensions - though many applications do (like Emacs, to identify a major mode like Org-mode) </text:p>
        </text:list-item>
        <text:list-item>
          <text:p text:style-name="P14"><text:span text:style-name="T1">Hidden files (often for configuration like </text:span><text:span text:style-name="OrgCode"><text:span text:style-name="T1">.emacs</text:span></text:span><text:span text:style-name="T1">) remain hidden unless you invoke the </text:span><text:span text:style-name="OrgCode"><text:span text:style-name="T1">-a</text:span></text:span><text:span text:style-name="T1"> option of </text:span><text:span text:style-name="OrgCode"><text:span text:style-name="T1">ls</text:span></text:span><text:span text:style-name="T1"> </text:span></text:p>
        </text:list-item>
      </text:list>
      <text:h text:style-name="P3" text:outline-level="2"><text:bookmark-start text:name="OrgXref.org3984c5f"/><text:bookmark text:name="org3984c5f"/>Unplugging the Pi (almost every session) <text:bookmark-end text:name="OrgXref.org3984c5f"/></text:h>
      <text:list xml:id="list28787400" text:style-name="OrgBulletedList">
        <text:list-item>
          <text:p text:style-name="P14"><text:span text:style-name="T1">Shut down the Pi with </text:span><text:span text:style-name="OrgCode"><text:span text:style-name="T1">sudo shutdown now</text:span></text:span><text:span text:style-name="T1"> on the console </text:span></text:p>
        </text:list-item>
        <text:list-item>
          <text:p text:style-name="P16">Unplug the power mini-USB </text:p>
        </text:list-item>
        <text:list-item>
          <text:p text:style-name="P16">Unplug the other cables </text:p>
        </text:list-item>
        <text:list-item>
          <text:p text:style-name="P16">Press the button on the KVM switch to return to Windows </text:p>
        </text:list-item>
        <text:list-item>
          <text:p text:style-name="P16">Sign out of Windows if necessary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4</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4</text:page-number></text:p>
      </style:footer>
    </style:master-page>
    <style:master-page style:name="OrgFirstPage" style:page-layout-name="Mpm4" style:next-style-name="OrgPage">
      <style:footer>
        <text:p text:style-name="MP1"><text:page-number text:select-page="current">4</text:page-number></text:p>
      </style:footer>
    </style:master-page>
    <style:master-page style:name="OrgPage"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Marcus Birkenkrahe</dc:creator>
    <meta:initial-creator>Marcus Birkenkrahe</meta:initial-creator>
    <dc:date>2022-02-01T08:56:57.21</dc:date>
    <meta:creation-date>2022-02-01T08:55:49</meta:creation-date>
    <meta:generator>OpenOffice/4.1.11$Win32 OpenOffice.org_project/4111m1$Build-9808</meta:generator>
    <meta:keyword/>
    <dc:subject/>
    <dc:title>Agenda</dc:title>
    <meta:printed-by>Marcus Birkenkrahe</meta:printed-by>
    <meta:print-date>2022-02-01T08:56:35.80</meta:print-date>
    <meta:document-statistic meta:table-count="2" meta:image-count="0" meta:object-count="0" meta:page-count="4" meta:paragraph-count="107" meta:word-count="916" meta:character-count="4967"/>
    <meta:editing-duration>PT1M2S</meta:editing-duration>
    <meta:editing-cycles>1</meta:editing-cycles>
    <meta:user-defined meta:name="subtitle">Agenda OS420 Operating Systems CSC 420</meta:user-defined>
  </office:meta>
</office:document-meta>
</file>